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3D00001A2F000008453702D26E.svm"/>
  <manifest:file-entry manifest:media-type="" manifest:full-path="Pictures/200000A900001B9000001B900BE843B9.svm"/>
  <manifest:file-entry manifest:media-type="" manifest:full-path="Pictures/2000008500001B9000001B908A44F841.svm"/>
  <manifest:file-entry manifest:media-type="" manifest:full-path="Pictures/200000E500001B9000000B06902BB7EB.svm"/>
  <manifest:file-entry manifest:media-type="" manifest:full-path="Pictures/2000001900000DC80000084514EA77AC.svm"/>
  <manifest:file-entry manifest:media-type="" manifest:full-path="Pictures/20000109000018CE00001089F7C57497.svm"/>
  <manifest:file-entry manifest:media-type="" manifest:full-path="Pictures/2000003100000845000008452D788FC1.svm"/>
  <manifest:file-entry manifest:media-type="" manifest:full-path="Pictures/2000002500000DC800000845082578C5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font-size="12pt" style:font-size-asian="10.5pt" style:font-size-complex="12pt"/>
    </style:style>
    <style:style style:name="P2" style:family="paragraph" style:parent-style-name="Standard">
      <style:text-properties fo:font-size="12pt" officeooo:rsid="0013ec93" officeooo:paragraph-rsid="0035f1fd" style:font-size-asian="12pt" style:font-size-complex="12pt"/>
    </style:style>
    <style:style style:name="P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4ef6c0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10707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17ba4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1892f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2b240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4500a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Heading_20_1" style:master-page-name="First_20_Page">
      <style:paragraph-properties fo:margin-top="0in" fo:margin-bottom="0in" fo:text-align="start" style:justify-single-word="false" style:page-number="auto" fo:break-before="auto" fo:break-after="auto" style:shadow="none" fo:keep-with-next="always">
        <style:tab-stops/>
      </style:paragraph-properties>
      <style:text-properties style:font-name="Linux Libertine" fo:font-size="28pt" fo:font-style="normal" fo:font-weight="normal" officeooo:paragraph-rsid="0035f1fd" style:font-name-asian="DejaVu Sans1" style:font-size-asian="16.1000003814697pt" style:font-weight-asian="bold" style:font-name-complex="Lohit Hindi" style:font-size-complex="16.1000003814697pt" style:font-weight-complex="bold"/>
    </style:style>
    <style:style style:name="P1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ef6c0" officeooo:paragraph-rsid="004ef6c0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0980a" officeooo:paragraph-rsid="0050980a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10707" officeooo:paragraph-rsid="00510707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17ba4" officeooo:paragraph-rsid="00517ba4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1892f" officeooo:paragraph-rsid="00517ba4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1892f" officeooo:paragraph-rsid="0051892f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2b240" officeooo:paragraph-rsid="0051892f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2b240" officeooo:paragraph-rsid="0052b240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3a798" officeooo:paragraph-rsid="0053a798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4500a" officeooo:paragraph-rsid="0054500a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8d002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510707" officeooo:paragraph-rsid="00510707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51892f" officeooo:paragraph-rsid="0051892f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52b240" officeooo:paragraph-rsid="0052b240" style:font-size-asian="12pt" style:font-style-asian="normal" style:font-weight-asian="normal" style:font-size-complex="12pt" style:font-style-complex="normal" style:font-weight-complex="normal"/>
    </style:style>
    <style:style style:name="P24" style:family="paragraph">
      <style:paragraph-properties fo:text-align="center"/>
    </style:style>
    <style:style style:name="T1" style:family="text">
      <style:text-properties officeooo:rsid="004d39bb"/>
    </style:style>
    <style:style style:name="T2" style:family="text">
      <style:text-properties officeooo:rsid="004ef6c0"/>
    </style:style>
    <style:style style:name="T3" style:family="text">
      <style:text-properties officeooo:rsid="0050980a"/>
    </style:style>
    <style:style style:name="T4" style:family="text">
      <style:text-properties officeooo:rsid="00510707"/>
    </style:style>
    <style:style style:name="T5" style:family="text">
      <style:text-properties fo:color="#999999" officeooo:rsid="00510707"/>
    </style:style>
    <style:style style:name="T6" style:family="text">
      <style:text-properties fo:color="#999999" officeooo:rsid="0058d002"/>
    </style:style>
    <style:style style:name="T7" style:family="text">
      <style:text-properties officeooo:rsid="00517ba4"/>
    </style:style>
    <style:style style:name="T8" style:family="text">
      <style:text-properties style:text-underline-style="solid" style:text-underline-width="auto" style:text-underline-color="font-color" officeooo:rsid="00517ba4"/>
    </style:style>
    <style:style style:name="T9" style:family="text">
      <style:text-properties officeooo:rsid="0051892f"/>
    </style:style>
    <style:style style:name="T10" style:family="text">
      <style:text-properties style:text-position="super 58%" officeooo:rsid="0051892f"/>
    </style:style>
    <style:style style:name="T11" style:family="text">
      <style:text-properties style:text-position="sub 58%" officeooo:rsid="0051892f"/>
    </style:style>
    <style:style style:name="T12" style:family="text">
      <style:text-properties style:text-position="sub 58%" officeooo:rsid="0052b240"/>
    </style:style>
    <style:style style:name="T13" style:family="text">
      <style:text-properties officeooo:rsid="0052b240"/>
    </style:style>
    <style:style style:name="T14" style:family="text">
      <style:text-properties officeooo:rsid="0053a798"/>
    </style:style>
    <style:style style:name="T15" style:family="text">
      <style:text-properties officeooo:rsid="0054500a"/>
    </style:style>
    <style:style style:name="T16" style:family="text">
      <style:text-properties officeooo:rsid="005542ac"/>
    </style:style>
    <style:style style:name="T17" style:family="text">
      <style:text-properties officeooo:rsid="00575155"/>
    </style:style>
    <style:style style:name="T18" style:family="text">
      <style:text-properties officeooo:rsid="0058d0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in" fo:margin-right="0in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gr1" style:family="graphic">
      <style:graphic-properties svg:stroke-width="0.0098in" draw:marker-end="Arrowheads_20_1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098in" draw:marker-end="Arrowheads_20_1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20<text:span text:style-name="T1">11</text:span>-(<text:span text:style-name="T1">02</text:span>)<text:span text:style-name="T1">feb</text:span>-<text:span text:style-name="T1">16</text:span>: dag <text:span text:style-name="T1">9</text:span></text:h>
      <text:p text:style-name="P2"/>
      <text:p text:style-name="P10">1a)</text:p>
      <text:p text:style-name="P3"><text:span text:style-name="T2"><text:tab/><text:tab/>Reflexiv<text:tab/><text:tab/>Symmetrisk<text:tab/><text:tab/></text:span><text:span text:style-name="T3"> <text:s text:c="5"/></text:span><text:span text:style-name="T2">Transitiv</text:span></text:p>
      <text:p text:style-name="P10"><draw:frame draw:style-name="fr1" draw:name="graphics1" text:anchor-type="paragraph" svg:x="0.622in" svg:y="0.111in" svg:width="1.389in" svg:height="0.8335in" draw:z-index="0"><draw:image xlink:href="Pictures/2000001900000DC80000084514EA77AC.svm" xlink:type="simple" xlink:show="embed" xlink:actuate="onLoad"/></draw:frame><draw:frame draw:style-name="fr1" draw:name="graphics2" text:anchor-type="paragraph" svg:x="2.2992in" svg:y="0.111in" svg:width="1.389in" svg:height="0.8335in" draw:z-index="1"><draw:image xlink:href="Pictures/2000002500000DC800000845082578C5.svm" xlink:type="simple" xlink:show="embed" xlink:actuate="onLoad"/></draw:frame><draw:frame draw:style-name="fr1" draw:name="graphics3" text:anchor-type="paragraph" svg:x="3.8201in" svg:y="0.111in" svg:width="2.639in" svg:height="0.8335in" draw:z-index="2"><draw:image xlink:href="Pictures/2000003D00001A2F000008453702D26E.svm" xlink:type="simple" xlink:show="embed" xlink:actuate="onLoad"/></draw:frame></text:p>
      <text:p text:style-name="P10"/>
      <text:p text:style-name="P10"/>
      <text:p text:style-name="P10"/>
      <text:p text:style-name="P10"/>
      <text:p text:style-name="P10"><draw:frame draw:style-name="fr2" draw:name="graphics4" text:anchor-type="paragraph" svg:x="0.6465in" svg:y="0.1252in" svg:width="2.778in" svg:height="2.778in" draw:z-index="3"><draw:image xlink:href="Pictures/200000A900001B9000001B900BE843B9.svm" xlink:type="simple" xlink:show="embed" xlink:actuate="onLoad"/></draw:frame></text:p>
      <text:p text:style-name="P11"><text:tab/><text:tab/><text:tab/><text:tab/><text:tab/><text:tab/><text:tab/>ℛ = {(a; a), (b; b), (c; c), (d; d), (a; b),</text:p>
      <text:p text:style-name="P11"><text:tab/><text:tab/><text:tab/><text:tab/><text:tab/><text:tab/><text:tab/>(b; a), (b; c), (c; b)}</text:p>
      <text:p text:style-name="P11"/>
      <text:p text:style-name="P4"><text:span text:style-name="T4"><text:tab/><text:tab/><text:tab/><text:tab/><text:tab/><text:tab/><text:tab/>Inte transitiv ty a</text:span><text:span text:style-name="T3">ℛ</text:span><text:span text:style-name="T4">b, b</text:span><text:span text:style-name="T3">ℛ</text:span><text:span text:style-name="T4">c, men inte a</text:span><text:span text:style-name="T3">ℛ</text:span><text:span text:style-name="T4">c.</text:span></text:p>
      <text:p text:style-name="P12"/>
      <text:p text:style-name="P12"><draw:frame draw:style-name="fr2" draw:name="graphics5" text:anchor-type="paragraph" svg:x="0.6465in" svg:y="1.948in" svg:width="2.778in" svg:height="2.778in" draw:z-index="4"><draw:image xlink:href="Pictures/2000008500001B9000001B908A44F841.svm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b)</text:p>
      <text:p text:style-name="P4"><text:span text:style-name="T4"><text:tab/><text:tab/><text:tab/><text:tab/><text:tab/><text:tab/><text:tab/></text:span><text:span text:style-name="T3">ℛ</text:span><text:span text:style-name="T4"> = {(a; a), (b; b), (c; c), (d; d), (a; b)}</text:span></text:p>
      <text:p text:style-name="P12"><text:span text:style-name="T18"/></text:p>
      <text:p text:style-name="P20"><text:span text:style-name="T4"><text:tab/><text:tab/><text:tab/><text:tab/><text:tab/><text:tab/><text:tab/></text:span><text:span text:style-name="T18">T</text:span><text:span text:style-name="T4">ransitiv ty x</text:span><text:span text:style-name="T3">ℛ</text:span><text:span text:style-name="T4">y och y</text:span><text:span text:style-name="T3">ℛ</text:span><text:span text:style-name="T4">z</text:span><text:span text:style-name="T18"> </text:span><text:span text:style-name="T4">⇒ x</text:span><text:span text:style-name="T3">ℛ</text:span><text:span text:style-name="T4">z.</text:span></text:p>
      <text:p text:style-name="P20"><text:span text:style-name="T6"><text:tab/><text:tab/><text:tab/><text:tab/><text:tab/><text:tab/><text:tab/></text:span><text:span text:style-name="T5">(uppstår</text:span><text:span text:style-name="T6"> </text:span><text:span text:style-name="T5">om</text:span><text:span text:style-name="T6"> </text:span><text:span text:style-name="T5">x = y = z</text:span><text:span text:style-name="T6"> eller om</text:span></text:p>
      <text:p text:style-name="P20"><text:span text:style-name="T6"><text:tab/><text:tab/><text:tab/><text:tab/><text:tab/><text:tab/><text:tab/>x = y = a, z = b</text:span><text:span text:style-name="T5">)</text:span></text:p>
      <text:p text:style-name="P20"><text:span text:style-name="T6"><text:tab/><text:tab/><text:tab/><text:tab/><text:tab/><text:tab/><text:tab/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c)</text:p>
      <text:p text:style-name="P4"><text:span text:style-name="T4"><text:tab/><text:tab/><text:tab/><text:tab/></text:span><text:span text:style-name="T3">ℛ</text:span><text:span text:style-name="T4"> = ∅</text:span></text:p>
      <text:p text:style-name="P4"><text:span text:style-name="T4"><text:tab/><text:tab/><text:tab/><text:tab/></text:span><text:span text:style-name="T5">Icke-reflexiv, symmetrisk och transitiv.</text:span></text:p>
      <text:p text:style-name="P12"/>
      <text:p text:style-name="P21">2)<text:tab/>A är en mängd. Vilka binära relationer är både</text:p>
      <text:p text:style-name="P12"><text:tab/>ekvivalensrelationen och partialordningen?</text:p>
      <text:p text:style-name="P12"/>
      <text:p text:style-name="P12"/>
      <text:p text:style-name="P12"><text:tab/>Ekvivalensrelationen:</text:p>
      <text:p text:style-name="P12"/>
      <text:p text:style-name="P4"><text:span text:style-name="T4"><text:tab/><text:tab/></text:span><text:span text:style-name="T2">Reflexiv</text:span><text:span text:style-name="T7">,<text:tab/></text:span><text:span text:style-name="T2">symmetrisk</text:span><text:span text:style-name="T7">,<text:tab/></text:span><text:span text:style-name="T2">transitiv</text:span></text:p>
      <text:p text:style-name="P5"><text:span text:style-name="T7"><text:tab/><text:tab/>x</text:span><text:span text:style-name="T3">ℛ</text:span><text:span text:style-name="T7">x<text:tab/><text:tab/>x</text:span><text:span text:style-name="T3">ℛ</text:span><text:span text:style-name="T7">y ⇒ y</text:span><text:span text:style-name="T3">ℛ</text:span><text:span text:style-name="T7">x<text:tab/><text:tab/>x</text:span><text:span text:style-name="T3">ℛ</text:span><text:span text:style-name="T7">y ∧ y</text:span><text:span text:style-name="T3">ℛ</text:span><text:span text:style-name="T7">z ⇒ x</text:span><text:span text:style-name="T3">ℛ</text:span><text:span text:style-name="T7">z<text:tab/><text:tab/> <text:s text:c="6"/>∀ x, y, z ∈ A</text:span></text:p>
      <text:p text:style-name="P13"/>
      <text:p text:style-name="P13"/>
      <text:p text:style-name="P13"><text:tab/>Partialordningen:</text:p>
      <text:p text:style-name="P13"/>
      <text:p text:style-name="P13"><text:tab/><text:tab/>Reflexiv<text:tab/>antisymmetrisk<text:tab/><text:tab/>transistiv</text:p>
      <text:p text:style-name="P5"><text:span text:style-name="T7"><text:tab/><text:tab/>x</text:span><text:span text:style-name="T3">ℛ</text:span><text:span text:style-name="T7">x<text:tab/><text:tab/>x</text:span><text:span text:style-name="T3">ℛ</text:span><text:span text:style-name="T7">y ∧ y</text:span><text:span text:style-name="T3">ℛ</text:span><text:span text:style-name="T7">x ⇒ x = y<text:tab/>x</text:span><text:span text:style-name="T3">ℛ</text:span><text:span text:style-name="T7">y ∧ y</text:span><text:span text:style-name="T3">ℛ</text:span><text:span text:style-name="T7">z ⇒ x</text:span><text:span text:style-name="T3">ℛ</text:span><text:span text:style-name="T7">z<text:tab/> <text:s text:c="6"/>∀ x, y, z ∈ A</text:span></text:p>
      <text:p text:style-name="P13"/>
      <text:p text:style-name="P13"/>
      <text:p text:style-name="P5"><text:span text:style-name="T7"><text:tab/>Låt a</text:span><text:span text:style-name="T3">ℛ</text:span><text:span text:style-name="T7">b då b</text:span><text:span text:style-name="T3">ℛ</text:span><text:span text:style-name="T7">a (symmetrisk) så a = b (antisymmetrisk)</text:span></text:p>
      <text:p text:style-name="P5"><text:span text:style-name="T7"><text:tab/>och a = b ⇒ a</text:span><text:span text:style-name="T3">ℛ</text:span><text:span text:style-name="T7">b<text:tab/>(reflexiv) så a</text:span><text:span text:style-name="T3">ℛ</text:span><text:span text:style-name="T7">b ⇔ a = b,</text:span></text:p>
      <text:p text:style-name="P13"><text:tab/>så likhet är enda (eventuellt möjliga),</text:p>
      <text:p text:style-name="P5"><text:span text:style-name="T7"><text:tab/>men = relationen </text:span><text:span text:style-name="T8">är</text:span><text:span text:style-name="T7"> reflexiv, symmetrisk, antisymmetrisk och transitiv.</text:span></text:p>
      <text:p text:style-name="P13"><text:tab/>Så enda möjliga relationen är likhetsrelationen.</text:p>
      <text:p text:style-name="P13"/>
      <text:p text:style-name="P13"/>
      <text:p text:style-name="P13"/>
      <text:p text:style-name="P13"/>
      <text:p text:style-name="P5"><text:span text:style-name="T7"><text:tab/>Ekvivalensklasser:<text:tab/>[x] = {y | y ∈ A, y </text:span><text:span text:style-name="T3">ℛ</text:span><text:span text:style-name="T7"> x}</text:span></text:p>
      <text:p text:style-name="P13"><text:tab/><text:tab/><text:tab/><text:tab/><text:tab/>[x] = {x}</text:p>
      <text:p text:style-name="P13"/>
      <text:p text:style-name="P13"/>
      <text:p text:style-name="P13"/>
      <text:p text:style-name="P13">3)</text:p>
      <text:p text:style-name="P5"><text:span text:style-name="T7"><text:tab/></text:span><text:span text:style-name="T9">2646000 = 2645 ⋅ 2</text:span><text:span text:style-name="T10">3</text:span><text:span text:style-name="T9"> ⋅ 5</text:span><text:span text:style-name="T10">3</text:span><text:span text:style-name="T9"> = 2</text:span><text:span text:style-name="T10">4</text:span><text:span text:style-name="T9"> ⋅ 5</text:span><text:span text:style-name="T10">3</text:span><text:span text:style-name="T9"> ⋅ 3</text:span><text:span text:style-name="T10">3</text:span><text:span text:style-name="T9"> ⋅ 7</text:span><text:span text:style-name="T10">2</text:span></text:p>
      <text:p text:style-name="P14"><draw:line text:anchor-type="paragraph" draw:z-index="6" draw:style-name="gr1" draw:text-style-name="P24" svg:x1="1.6756in" svg:y1="0.0134in" svg:x2="1.9256in" svg:y2="0.2531in"><text:p/></draw:line></text:p>
      <text:p text:style-name="P6"><text:span text:style-name="T9"><text:tab/><text:tab/><text:tab/><text:tab/>= 2 ⋅ 1323 = 2 ⋅ 3 ⋅ 441 = 2 ⋅ 3</text:span><text:span text:style-name="T10">2</text:span><text:span text:style-name="T9"> ⋅ 147 =</text:span></text:p>
      <text:p text:style-name="P6"><text:span text:style-name="T9"><text:tab/><text:tab/><text:tab/><text:tab/>= 2 ⋅ 3</text:span><text:span text:style-name="T10">3</text:span><text:span text:style-name="T9"> ⋅ 49 = 2 ⋅ 3</text:span><text:span text:style-name="T10">3</text:span><text:span text:style-name="T9"> ⋅ 7</text:span><text:span text:style-name="T10">2</text:span></text:p>
      <text:p text:style-name="P15"/>
      <text:p text:style-name="P6"><text:span text:style-name="T9"><text:tab/>Varje delare har formen <text:s/></text:span><text:span text:style-name="T9"><draw:frame draw:style-name="fr3" draw:name="Object1" text:anchor-type="as-char" svg:width="1.2209in" svg:height="0.2374in" draw:z-index="7"><draw:object xlink:href="./Object 1" xlink:type="simple" xlink:show="embed" xlink:actuate="onLoad"/><draw:image xlink:href="./ObjectReplacements/Object 1" xlink:type="simple" xlink:show="embed" xlink:actuate="onLoad"/></draw:frame></text:span><text:span text:style-name="T9">,</text:span></text:p>
      <text:p text:style-name="P6"><text:span text:style-name="T9"><text:tab/>med <text:s text:c="3"/>0 ≤ e</text:span><text:span text:style-name="T11">1</text:span><text:span text:style-name="T9"> ≤ 4, <text:s text:c="3"/>0 ≤ e</text:span><text:span text:style-name="T11">1</text:span><text:span text:style-name="T9">, e</text:span><text:span text:style-name="T11">2</text:span><text:span text:style-name="T9"> ≤ 3, <text:s text:c="3"/>0 ≤ e</text:span><text:span text:style-name="T11">4</text:span><text:span text:style-name="T9"> ≤ 2.</text:span></text:p>
      <text:p text:style-name="P15"/>
      <text:p text:style-name="P15"><text:tab/>Alla olika e ger olika delare.</text:p>
      <text:p text:style-name="P15"/>
      <text:p text:style-name="P15"><text:tab/>Multiplicationsprincipen:</text:p>
      <text:p text:style-name="P15"/>
      <text:p text:style-name="P15"><text:tab/><text:tab/>Svar:<text:tab/>5⋅4⋅4⋅3 = 240 delare.</text:p>
      <text:p text:style-name="P15"/>
      <text:p text:style-name="P22">4)</text:p>
      <text:p text:style-name="P15"><draw:frame draw:style-name="fr1" draw:name="graphics7" text:anchor-type="paragraph" svg:x="0.4902in" svg:y="0in" svg:width="2.778in" svg:height="1.111in" draw:z-index="8"><draw:image xlink:href="Pictures/200000E500001B9000000B06902BB7EB.svm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tab/>Svar: 9⋅9⋅8⋅?</text:p>
      <text:p text:style-name="P15"/>
      <text:p text:style-name="P15"><draw:line text:anchor-type="paragraph" draw:z-index="10" draw:style-name="gr1" draw:text-style-name="P24" svg:x1="1.9465in" svg:y1="0.5417in" svg:x2="1.7382in" svg:y2="0.1874in"><text:p/></draw:line><text:tab/>Istället<text:tab/>5⋅8⋅8⋅7 = 2240 stycken.</text:p>
      <text:p text:style-name="P15"><draw:line text:anchor-type="paragraph" draw:z-index="9" draw:style-name="gr1" draw:text-style-name="P24" svg:x1="1.4047in" svg:y1="0.3472in" svg:x2="1.5193in" svg:y2="0.0138in"><text:p/></draw:line></text:p>
      <text:p text:style-name="P15"/>
      <text:p text:style-name="P15"><text:tab/><text:tab/>Ental<text:tab/><text:tab/>Tusental</text:p>
      <text:p text:style-name="P15"/>
      <text:p text:style-name="P15"/>
      <text:p text:style-name="P15"/>
      <text:p text:style-name="P15">5)</text:p>
      <text:p text:style-name="P15"><text:tab/>Sökta antalet = totala antalet − antalet</text:p>
      <text:p text:style-name="P6"><text:span text:style-name="T9"><text:tab/>sätt </text:span><text:span text:style-name="T13">med L och O brevid varandra =</text:span></text:p>
      <text:p text:style-name="P16"/>
      <text:p text:style-name="P17"><text:tab/>= 13! − 2 ⋅ 13 ⋅ 11! =</text:p>
      <text:p text:style-name="P17"><draw:line text:anchor-type="paragraph" draw:z-index="11" draw:style-name="gr2" draw:text-style-name="P24" svg:x1="1.0925in" svg:y1="0.7083in" svg:x2="1.2591in" svg:y2="0.0209in"><text:p/></draw:line><draw:line text:anchor-type="paragraph" draw:z-index="12" draw:style-name="gr2" draw:text-style-name="P24" svg:x1="1.5925in" svg:y1="0.7083in" svg:x2="1.5925in" svg:y2="0.0209in"><text:p/></draw:line><draw:line text:anchor-type="paragraph" draw:z-index="13" draw:style-name="gr2" draw:text-style-name="P24" svg:x1="2.0354in" svg:y1="0.3575in" svg:x2="1.9882in" svg:y2="0.0209in"><text:p/></draw:line></text:p>
      <text:p text:style-name="P17"/>
      <text:p text:style-name="P17"><text:tab/><text:tab/><text:tab/><text:tab/>Övriga 11 persner på övriga stolar.</text:p>
      <text:p text:style-name="P17"/>
      <text:p text:style-name="P17"><text:tab/><text:tab/>LO<text:tab/>Vilken stol sitter L på</text:p>
      <text:p text:style-name="P17"><text:tab/><text:tab/>OL</text:p>
      <text:p text:style-name="P17"/>
      <text:p text:style-name="P17"><text:tab/>= 13 ⋅ 10 ⋅ 11! = Massor!</text:p>
      <text:p text:style-name="P17"/>
      <text:p text:style-name="P17"/>
      <text:p text:style-name="P17"/>
      <text:p text:style-name="P17">Sats:</text:p>
      <text:p text:style-name="P7"><text:span text:style-name="T13"><text:tab/></text:span><text:span text:style-name="T13"><draw:frame draw:style-name="fr3" draw:name="Object2" text:anchor-type="as-char" svg:width="1.5437in" svg:height="0.4346in" draw:z-index="15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17"/>
      <text:p text:style-name="P7"><text:span text:style-name="T13"><text:tab/></text:span><text:span text:style-name="T13"><draw:frame draw:style-name="fr3" draw:name="Object3" text:anchor-type="as-char" svg:width="2.598in" svg:height="0.4346in" draw:z-index="16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17"/>
      <text:p text:style-name="P7"><text:span text:style-name="T13"><text:tab/>Välj ut x</text:span><text:span text:style-name="T12">0</text:span><text:span text:style-name="T13"> ∈ X (n-mängd)<text:tab/></text:span><text:span text:style-name="T13"><draw:frame draw:style-name="fr3" draw:name="Object4" text:anchor-type="as-char" svg:width="0.2283in" svg:height="0.4346in" draw:z-index="17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3"> = antalet k-mängder till X =</text:span><text:span text:style-name="T17"> </text:span><text:span text:style-name="T13"><text:s/></text:span><text:span text:style-name="T13"><draw:frame draw:style-name="fr3" draw:name="Object5" text:anchor-type="as-char" svg:width="1.0799in" svg:height="0.4346in" draw:z-index="19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23">Exempel:</text:p>
      <text:p text:style-name="P17"/>
      <text:p text:style-name="P7"><text:span text:style-name="T13"><text:tab/></text:span><text:span text:style-name="T13"><draw:frame draw:style-name="fr3" draw:name="Object6" text:anchor-type="as-char" svg:width="4.4272in" svg:height="0.4346in" draw:z-index="18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17"/>
      <text:p text:style-name="P18"><text:tab/><text:tab/><text:tab/> <text:s text:c="3"/>Pascals triangel</text:p>
      <text:p text:style-name="P18"><draw:frame draw:style-name="fr2" draw:name="graphics8" text:anchor-type="paragraph" svg:x="1.1083in" svg:y="0.028in" svg:width="2.5in" svg:height="1.6665in" draw:z-index="14"><draw:image xlink:href="Pictures/20000109000018CE00001089F7C57497.svm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8"><text:span text:style-name="T14">Sats:</text:span><text:span text:style-name="T16"><text:tab/><text:tab/><text:tab/><text:tab/></text:span><text:span text:style-name="T14"><draw:frame draw:style-name="fr3" draw:name="Object7" text:anchor-type="as-char" svg:width="1.5256in" svg:height="0.4701in" draw:z-index="23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18"/>
      <text:p text:style-name="P18"/>
      <text:p text:style-name="P8"><text:span text:style-name="T15">Binominalsatsen:</text:span><text:span text:style-name="T16"><text:tab/><text:tab/></text:span><text:span text:style-name="T15"><draw:frame draw:style-name="fr3" draw:name="Object8" text:anchor-type="as-char" svg:width="1.639in" svg:height="0.4756in" draw:z-index="24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19"/>
      <text:p text:style-name="P19"/>
      <text:p text:style-name="P19"/>
      <text:p text:style-name="P19"/>
      <text:p text:style-name="P19">7a)<text:tab/>Additionsprincipen</text:p>
      <text:p text:style-name="P19"/>
      <text:p text:style-name="P8"><text:span text:style-name="T15"><text:tab/></text:span><text:span text:style-name="T15"><draw:frame draw:style-name="fr3" draw:name="Object9" text:anchor-type="as-char" svg:width="4.322in" svg:height="0.4346in" draw:z-index="20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19"/>
      <text:p text:style-name="P19"/>
      <text:p text:style-name="P19">b)<text:tab/>Totala antalet − specifika antalet</text:p>
      <text:p text:style-name="P19"/>
      <text:p text:style-name="P8"><text:span text:style-name="T15"><text:tab/>Specifikia<text:tab/></text:span><text:span text:style-name="T15"><draw:frame draw:style-name="fr3" draw:name="Object10" text:anchor-type="as-char" svg:width="2.6319in" svg:height="0.4346in" draw:z-index="21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19"/>
      <text:p text:style-name="P8"><text:span text:style-name="T15"><text:tab/>eller<text:tab/><text:tab/></text:span><text:span text:style-name="T15"><draw:frame draw:style-name="fr3" draw:name="Object11" text:anchor-type="as-char" svg:width="1.8701in" svg:height="0.4346in" draw:z-index="22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19"/>
      <text:p text:style-name="P19"><text:tab/>57365 − 1904 = 5546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1131 1580" svg:d="m1013 1491 118 89-567-1580-564 1580 114-85 136-68 148-46 161-17 161 13 153 46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auto-update="true" style:class="text">
      <style:paragraph-properties fo:margin-top="0.1665in" fo:margin-bottom="0.0835in" fo:text-align="center" style:justify-single-word="false" style:shadow="none" fo:keep-with-next="always">
        <style:tab-stops/>
      </style:paragraph-properties>
      <style:text-properties style:font-name="Linux Biolinum" fo:font-size="36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in" fo:margin-right="0in" fo:text-align="start" style:justify-single-word="false" fo:text-indent="0in" style:auto-text-indent="false" style:page-number="auto">
        <style:tab-stops/>
      </style:paragraph-properties>
      <style:text-properties style:font-name="Linux Libertine" fo:font-size="20pt" fo:font-style="normal" fo:font-weight="bold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in" fo:margin-right="0in" fo:text-align="start" style:justify-single-word="false" fo:text-indent="0in" style:auto-text-indent="false" style:page-number="auto"/>
      <style:text-properties style:font-name="Linux Libertine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in" fo:margin-right="0in" fo:text-align="start" style:justify-single-word="false" fo:text-indent="0in" style:auto-text-indent="false"/>
      <style:text-properties style:font-name="Linux Libertine1" fo:font-size="18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in" fo:margin-right="0in" fo:text-align="start" style:justify-single-word="false" fo:text-indent="0in" style:auto-text-indent="false"/>
      <style:text-properties style:font-name="Linux Libertine1" fo:font-size="16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 style:master-page-name="">
      <style:paragraph-properties fo:margin-left="0in" fo:margin-right="0in" fo:text-align="start" style:justify-single-word="false" fo:text-indent="0in" style:auto-text-indent="false" style:page-number="auto"/>
      <style:text-properties style:font-name="Linux Libertine1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margin-left="0in" fo:margin-right="0in" fo:text-align="start" style:justify-single-word="false" fo:text-indent="0in" style:auto-text-indent="false"/>
      <style:text-properties style:font-name="Linux Libertine2" fo:font-size="16pt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margin-left="0in" fo:margin-right="0in" fo:text-align="start" style:justify-single-word="false" fo:text-indent="0in" style:auto-text-indent="false"/>
      <style:text-properties style:font-name="Linux Libertine3" fo:font-size="16pt" fo:font-style="italic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margin-left="0in" fo:margin-right="0in" fo:text-align="start" style:justify-single-word="false" fo:text-indent="0in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margin-left="0in" fo:margin-right="0in" fo:text-align="start" style:justify-single-word="false" fo:text-indent="0in" style:auto-text-indent="false"/>
      <style:text-properties style:font-name="Linux Libertine3" fo:font-size="15pt" fo:font-style="italic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margin-left="0in" fo:margin-right="0in" fo:text-align="start" style:justify-single-word="false" fo:text-indent="0in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Math_20_text" style:display-name="Math text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DejaVu Sans" style:font-size-asian="10.5pt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2pt" style:font-size-asian="10.5pt" style:font-size-complex="12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Standard">
      <style:footer>
        <text:p text:style-name="MP1"><draw:frame draw:style-name="Mfr1" draw:name="graphics6" text:anchor-type="paragraph" svg:x="0.6709in" svg:y="-1.1457in" svg:width="0.8335in" svg:height="0.8335in" draw:z-index="5"><draw:image xlink:href="Pictures/2000003100000845000008452D788FC1.svm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ias </meta:initial-creator>
    <meta:creation-date>2010-12-08T11:05:13</meta:creation-date>
    <dc:date>2011-03-07T06:28:50</dc:date>
    <dc:creator>Mattias </dc:creator>
    <meta:editing-duration>PT33H01M12S</meta:editing-duration>
    <meta:editing-cycles>56</meta:editing-cycles>
    <meta:generator>OpenOffice.org/3.2$Linux OpenOffice.org_project/320m19$Build-9505</meta:generator>
    <meta:document-statistic meta:table-count="0" meta:image-count="8" meta:object-count="11" meta:page-count="4" meta:paragraph-count="66" meta:word-count="359" meta:character-count="1829"/>
  </office:meta>
</office:document-meta>
</file>

<file path=Object 1/content.xml><?xml version="1.0" encoding="utf-8"?>
<math xmlns="http://www.w3.org/1998/Math/MathML">
  <semantics>
    <mrow>
      <msup>
        <mn>2</mn>
        <msub>
          <mi mathvariant="normal">e</mi>
          <mstyle mathsize="125%">
            <mrow>
              <mn>1</mn>
            </mrow>
          </mstyle>
        </msub>
      </msup>
      <mrow>
        <mi/>
        <mi mathvariant="normal">⋅</mi>
        <mi/>
      </mrow>
      <msup>
        <mn>3</mn>
        <msub>
          <mi mathvariant="normal">e</mi>
          <mstyle mathsize="125%">
            <mrow>
              <mn>2</mn>
            </mrow>
          </mstyle>
        </msub>
      </msup>
      <mrow>
        <mi/>
        <mi mathvariant="normal">⋅</mi>
        <mi/>
      </mrow>
      <msup>
        <mn>5</mn>
        <msub>
          <mi mathvariant="normal">e</mi>
          <mstyle mathsize="125%">
            <mrow>
              <mn>3</mn>
            </mrow>
          </mstyle>
        </msub>
      </msup>
      <mrow>
        <mi/>
        <mi mathvariant="normal">⋅</mi>
        <mi/>
      </mrow>
      <msup>
        <mn>7</mn>
        <msub>
          <mi mathvariant="normal">e</mi>
          <mstyle mathsize="125%">
            <mrow>
              <mn>4</mn>
            </mrow>
          </mstyle>
        </msub>
      </msup>
    </mrow>
    <annotation encoding="StarMath 5.0">2^{e_{size *1.25 1}} `cdot` 3^{e_{size *1.25 2}} `cdot` 5^{e_{size *1.25 3}} `cdot` 7^{e_{size *1.25 4}}</annotation>
  </semantics>
</math>
</file>

<file path=Object 10/content.xml><?xml version="1.0" encoding="utf-8"?>
<math xmlns="http://www.w3.org/1998/Math/MathML">
  <semantics>
    <mrow>
      <mfenced open="" close="">
        <mtable>
          <mtr>
            <mtd>
              <mn>14</mn>
            </mtd>
          </mtr>
        </mtable>
      </mfenced>
      <mfenced open="" close="">
        <mtable>
          <mtr>
            <mtd>
              <mn>10</mn>
            </mtd>
          </mtr>
        </mtable>
      </mfenced>
      <mrow>
        <mi/>
        <mo stretchy="false">+</mo>
        <mi/>
      </mrow>
      <mfenced open="" close="">
        <mtable>
          <mtr>
            <mtd>
              <mn>14</mn>
            </mtd>
          </mtr>
        </mtable>
      </mfenced>
      <mfenced open="" close="">
        <mtable>
          <mtr>
            <mtd>
              <mn>10</mn>
            </mtd>
          </mtr>
        </mtable>
      </mfenced>
      <mrow>
        <mi/>
        <mo stretchy="false">+</mo>
        <mi/>
      </mrow>
      <mfenced open="" close="">
        <mtable>
          <mtr>
            <mtd>
              <mn>14</mn>
            </mtd>
          </mtr>
        </mtable>
      </mfenced>
      <mfenced open="" close="">
        <mtable>
          <mtr>
            <mtd>
              <mn>10</mn>
            </mtd>
          </mtr>
        </mtable>
      </mfenced>
    </mrow>
    <annotation encoding="StarMath 5.0">left ( binom 14 1 right ) left ( binom 10 2 right ) ~+~
left ( binom 14 2 right ) left ( binom 10 1 right ) ~+~
left ( binom 14 3 right ) left ( binom 10 0 right )</annotation>
  </semantics>
</math>
</file>

<file path=Object 11/content.xml><?xml version="1.0" encoding="utf-8"?>
<math xmlns="http://www.w3.org/1998/Math/MathML">
  <semantics>
    <mrow>
      <mfenced open="" close="">
        <mtable>
          <mtr>
            <mtd>
              <mn>24</mn>
            </mtd>
          </mtr>
        </mtable>
      </mfenced>
      <mrow>
        <mi/>
        <mi mathvariant="normal">−</mi>
        <mi/>
      </mrow>
      <mfenced open="" close="">
        <mtable>
          <mtr>
            <mtd>
              <mn>14</mn>
            </mtd>
          </mtr>
        </mtable>
      </mfenced>
      <mrow>
        <mfenced open="" close="">
          <mtable>
            <mtr>
              <mtd>
                <mn>10</mn>
              </mtd>
            </mtr>
          </mtable>
        </mfenced>
        <mi mathvariant="normal">=</mi>
        <mn>1904</mn>
      </mrow>
    </mrow>
    <annotation encoding="StarMath 5.0">left ( binom 24 3 right ) ~-~ left ( binom 14 0 right ) left ( binom 10 3 right ) = 1904</annotation>
  </semantics>
</math>
</file>

<file path=Object 2/content.xml><?xml version="1.0" encoding="utf-8"?>
<math xmlns="http://www.w3.org/1998/Math/MathML">
  <semantics>
    <mrow>
      <mrow>
        <mrow>
          <mfenced open="" close="">
            <mtable>
              <mtr>
                <mtd>
                  <mi mathvariant="normal">n</mi>
                </mtd>
              </mtr>
            </mtable>
          </mfenced>
          <mi mathvariant="normal">=</mi>
          <mfenced open="" close="">
            <mtable>
              <mtr>
                <mtd>
                  <mi mathvariant="normal">n</mi>
                </mtd>
              </mtr>
            </mtable>
          </mfenced>
        </mrow>
        <mi mathvariant="normal">=</mi>
        <mn>1,</mn>
      </mrow>
      <mi/>
      <mi mathvariant="normal">∀</mi>
      <mrow>
        <mi mathvariant="normal">n</mi>
        <mi mathvariant="normal">≥</mi>
        <mn>0</mn>
      </mrow>
    </mrow>
    <annotation encoding="StarMath 5.0">left ( binom n 0 right ) = left ( binom n n right ) = 1, ~~ ∀ n &gt;= 0</annotation>
  </semantics>
</math>
</file>

<file path=Object 3/content.xml><?xml version="1.0" encoding="utf-8"?>
<math xmlns="http://www.w3.org/1998/Math/MathML">
  <semantics>
    <mrow>
      <mrow>
        <mfenced open="" close="">
          <mtable>
            <mtr>
              <mtd>
                <mi mathvariant="normal">n</mi>
              </mtd>
            </mtr>
          </mtable>
        </mfenced>
        <mi mathvariant="normal">=</mi>
        <mrow>
          <mfenced open="" close="">
            <mtable>
              <mtr>
                <mtd>
                  <mrow>
                    <mi mathvariant="normal">n</mi>
                    <mi mathvariant="normal">−</mi>
                    <mn>1</mn>
                  </mrow>
                </mtd>
              </mtr>
              <mtr>
                <mtd>
                  <mrow>
                    <mi mathvariant="normal">k</mi>
                    <mi mathvariant="normal">−</mi>
                    <mn>1</mn>
                  </mrow>
                </mtd>
              </mtr>
            </mtable>
          </mfenced>
          <mo stretchy="false">+</mo>
          <mfenced open="" close="">
            <mtable>
              <mtr>
                <mtd>
                  <mrow>
                    <mi mathvariant="normal">n</mi>
                    <mi mathvariant="normal">−</mi>
                    <mn>1</mn>
                  </mrow>
                </mtd>
              </mtr>
            </mtable>
          </mfenced>
        </mrow>
      </mrow>
      <mi mathvariant="normal">,</mi>
      <mi/>
      <mtext>om </mtext>
      <mrow>
        <mrow>
          <mn>0</mn>
          <mo stretchy="false">&lt;</mo>
          <mi mathvariant="normal">k</mi>
        </mrow>
        <mo stretchy="false">&lt;</mo>
        <mi mathvariant="normal">n</mi>
      </mrow>
    </mrow>
    <annotation encoding="StarMath 5.0">left ( binom n k right ) = left ( binom {n - 1} {k - 1} right ) + left ( binom {n - 1} k right ), ~~ "om " 0 &lt; k &lt; n</annotation>
  </semantics>
</math>
</file>

<file path=Object 4/content.xml><?xml version="1.0" encoding="utf-8"?>
<math xmlns="http://www.w3.org/1998/Math/MathML">
  <semantics>
    <mfenced open="" close="">
      <mtable>
        <mtr>
          <mtd>
            <mi mathvariant="normal">n</mi>
          </mtd>
        </mtr>
      </mtable>
    </mfenced>
    <annotation encoding="StarMath 5.0">left ( binom n k right )</annotation>
  </semantics>
</math>
</file>

<file path=Object 5/content.xml><?xml version="1.0" encoding="utf-8"?>
<math xmlns="http://www.w3.org/1998/Math/MathML">
  <semantics>
    <mrow>
      <mfenced open="" close="">
        <mtable>
          <mtr>
            <mtd>
              <mrow>
                <mi mathvariant="normal">n</mi>
                <mi mathvariant="normal">−</mi>
                <mn>1</mn>
              </mrow>
            </mtd>
          </mtr>
          <mtr>
            <mtd>
              <mrow>
                <mi mathvariant="normal">k</mi>
                <mi mathvariant="normal">−</mi>
                <mn>1</mn>
              </mrow>
            </mtd>
          </mtr>
        </mtable>
      </mfenced>
      <mo stretchy="false">+</mo>
      <mfenced open="" close="">
        <mtable>
          <mtr>
            <mtd>
              <mrow>
                <mi mathvariant="normal">n</mi>
                <mi mathvariant="normal">−</mi>
                <mn>1</mn>
              </mrow>
            </mtd>
          </mtr>
        </mtable>
      </mfenced>
    </mrow>
    <annotation encoding="StarMath 5.0">left ( binom {n - 1} {k - 1} right ) + left ( binom {n - 1} k right )</annotation>
  </semantics>
</math>
</file>

<file path=Object 6/content.xml><?xml version="1.0" encoding="utf-8"?>
<math xmlns="http://www.w3.org/1998/Math/MathML">
  <semantics>
    <mrow>
      <mfenced open="" close="">
        <mtable>
          <mtr>
            <mtd>
              <mn>4</mn>
            </mtd>
          </mtr>
        </mtable>
      </mfenced>
      <mrow>
        <mi/>
        <mi mathvariant="normal">=</mi>
        <mi/>
      </mrow>
      <mfenced open="" close="">
        <mtable>
          <mtr>
            <mtd>
              <mn>3</mn>
            </mtd>
          </mtr>
        </mtable>
      </mfenced>
      <mrow>
        <mi/>
        <mo stretchy="false">+</mo>
        <mi/>
      </mrow>
      <mfenced open="" close="">
        <mtable>
          <mtr>
            <mtd>
              <mn>3</mn>
            </mtd>
          </mtr>
        </mtable>
      </mfenced>
      <mrow>
        <mi/>
        <mi mathvariant="normal">=</mi>
        <mi/>
      </mrow>
      <mfenced open="" close="">
        <mtable>
          <mtr>
            <mtd>
              <mn>2</mn>
            </mtd>
          </mtr>
        </mtable>
      </mfenced>
      <mrow>
        <mi/>
        <mo stretchy="false">+</mo>
        <mi/>
      </mrow>
      <mfenced open="" close="">
        <mtable>
          <mtr>
            <mtd>
              <mn>2</mn>
            </mtd>
          </mtr>
        </mtable>
      </mfenced>
      <mrow>
        <mi/>
        <mo stretchy="false">+</mo>
        <mi/>
      </mrow>
      <mn>1</mn>
      <mrow>
        <mi/>
        <mi mathvariant="normal">=</mi>
        <mi/>
      </mrow>
      <mfenced open="" close="">
        <mtable>
          <mtr>
            <mtd>
              <mn>1</mn>
            </mtd>
          </mtr>
        </mtable>
      </mfenced>
      <mrow>
        <mi/>
        <mo stretchy="false">+</mo>
        <mi/>
      </mrow>
      <mfenced open="" close="">
        <mtable>
          <mtr>
            <mtd>
              <mn>1</mn>
            </mtd>
          </mtr>
        </mtable>
      </mfenced>
      <mrow>
        <mi/>
        <mo stretchy="false">+</mo>
        <mi/>
      </mrow>
      <mn>1</mn>
      <mrow>
        <mi/>
        <mo stretchy="false">+</mo>
        <mi/>
      </mrow>
      <mn>1</mn>
      <mrow>
        <mi/>
        <mi mathvariant="normal">=</mi>
        <mi/>
      </mrow>
      <mn>4</mn>
    </mrow>
    <annotation encoding="StarMath 5.0">left ( binom 4 3 right ) ~=~ left ( binom 3 2 right ) `+` left ( binom 3 3 right ) ~=~ left ( binom 2 1 right ) `+` left ( binom 2 2 right ) `+` 1 ~=~ left ( binom 1 0 right ) `+` left ( binom 1 1 right ) `+` 1 `+` 1 ~=~ 4</annotation>
  </semantics>
</math>
</file>

<file path=Object 7/content.xml><?xml version="1.0" encoding="utf-8"?>
<math xmlns="http://www.w3.org/1998/Math/MathML">
  <semantics>
    <mrow>
      <mrow>
        <mfenced open="" close="">
          <mtable>
            <mtr>
              <mtd>
                <mi mathvariant="normal">n</mi>
              </mtd>
            </mtr>
          </mtable>
        </mfenced>
        <mi mathvariant="normal">=</mi>
        <mfrac>
          <msub>
            <mrow>
              <mo stretchy="false">(</mo>
              <mi mathvariant="normal">n</mi>
              <mo stretchy="false">)</mo>
            </mrow>
            <mi mathvariant="normal">k</mi>
          </msub>
          <mrow>
            <mi mathvariant="normal">k</mi>
            <mi mathvariant="normal">!</mi>
          </mrow>
        </mfrac>
      </mrow>
      <mi mathvariant="normal">=</mi>
      <mfrac>
        <mrow>
          <mi mathvariant="normal">n</mi>
          <mi mathvariant="normal">!</mi>
        </mrow>
        <mrow>
          <mrow>
            <mi mathvariant="normal">k</mi>
            <mi mathvariant="normal">!</mi>
          </mrow>
          <mrow>
            <mrow>
              <mo stretchy="false">(</mo>
              <mrow>
                <mi mathvariant="normal">n</mi>
                <mi mathvariant="normal">−</mi>
                <mi mathvariant="normal">k</mi>
              </mrow>
              <mo stretchy="false">)</mo>
            </mrow>
            <mi mathvariant="normal">!</mi>
          </mrow>
        </mrow>
      </mfrac>
    </mrow>
    <annotation encoding="StarMath 5.0">left ( binom n k right ) = {{(n)_k} over {fact k}} = {{fact n} over {fact k fact (n - k)}}</annotation>
  </semantics>
</math>
</file>

<file path=Object 8/content.xml><?xml version="1.0" encoding="utf-8"?>
<math xmlns="http://www.w3.org/1998/Math/MathML">
  <semantics>
    <mrow>
      <mrow>
        <msup>
          <mrow>
            <mo stretchy="false">(</mo>
            <mrow>
              <mi mathvariant="normal">a</mi>
              <mo stretchy="false">+</mo>
              <mi mathvariant="normal">b</mi>
            </mrow>
            <mo stretchy="false">)</mo>
          </mrow>
          <mi mathvariant="normal">n</mi>
        </msup>
        <mi mathvariant="normal">=</mi>
        <mrow>
          <munderover>
            <mi mathvariant="normal">∑</mi>
            <mrow>
              <mi mathvariant="normal">k</mi>
              <mi mathvariant="normal">=</mi>
              <mn>0</mn>
            </mrow>
            <mi mathvariant="normal">n</mi>
          </munderover>
          <mfenced open="" close="">
            <mtable>
              <mtr>
                <mtd>
                  <mi mathvariant="normal">n</mi>
                </mtd>
              </mtr>
            </mtable>
          </mfenced>
        </mrow>
      </mrow>
      <msup>
        <mi mathvariant="normal">a</mi>
        <mi mathvariant="normal">k</mi>
      </msup>
      <msup>
        <mi mathvariant="normal">b</mi>
        <mrow>
          <mi mathvariant="normal">n</mi>
          <mi mathvariant="normal">−</mi>
          <mi mathvariant="normal">k</mi>
        </mrow>
      </msup>
    </mrow>
    <annotation encoding="StarMath 5.0">(a + b)^n = sum from {k = 0} to n left ( binom n k right ) a^k b^{n-k}</annotation>
  </semantics>
</math>
</file>

<file path=Object 9/content.xml><?xml version="1.0" encoding="utf-8"?>
<math xmlns="http://www.w3.org/1998/Math/MathML">
  <semantics>
    <mrow>
      <mfenced open="" close="">
        <mtable>
          <mtr>
            <mtd>
              <mn>15</mn>
            </mtd>
          </mtr>
        </mtable>
      </mfenced>
      <mfenced open="" close="">
        <mtable>
          <mtr>
            <mtd>
              <mn>11</mn>
            </mtd>
          </mtr>
        </mtable>
      </mfenced>
      <mrow>
        <mi/>
        <mo stretchy="false">+</mo>
        <mi/>
      </mrow>
      <mfenced open="" close="">
        <mtable>
          <mtr>
            <mtd>
              <mn>15</mn>
            </mtd>
          </mtr>
        </mtable>
      </mfenced>
      <mfenced open="" close="">
        <mtable>
          <mtr>
            <mtd>
              <mn>11</mn>
            </mtd>
          </mtr>
        </mtable>
      </mfenced>
      <mrow>
        <mi/>
        <mo stretchy="false">+</mo>
        <mi/>
      </mrow>
      <mfenced open="" close="">
        <mtable>
          <mtr>
            <mtd>
              <mn>15</mn>
            </mtd>
          </mtr>
        </mtable>
      </mfenced>
      <mfenced open="" close="">
        <mtable>
          <mtr>
            <mtd>
              <mn>11</mn>
            </mtd>
          </mtr>
        </mtable>
      </mfenced>
      <mrow>
        <mi/>
        <mi mathvariant="normal">=</mi>
        <mi/>
      </mrow>
      <mi mathvariant="normal">…</mi>
      <mrow>
        <mi/>
        <mi mathvariant="normal">=</mi>
        <mi/>
      </mrow>
      <mn>57365</mn>
      <mtext> sätt</mtext>
    </mrow>
    <annotation encoding="StarMath 5.0">left ( binom 15 2 right ) left ( binom 11 3 right ) ~+~
left ( binom 15 3 right ) left ( binom 11 2 right ) ~+~
left ( binom 15 4 right ) left ( binom 11 1 right ) ~=~
… ~=~ 57365 " sätt"</annotation>
  </semantics>
</math>
</file>